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fo:background-color="#ffffff"/>
    </style:style>
    <style:style style:name="P3" style:family="paragraph" style:parent-style-name="Standard">
      <style:paragraph-properties fo:margin-top="0in" fo:margin-bottom="0in" loext:contextual-spacing="false"/>
      <style:text-properties fo:font-size="8pt" style:font-size-asian="8pt" style:font-size-complex="8pt" fo:background-color="#ffffff"/>
    </style:style>
    <style:style style:name="P4" style:family="paragraph" style:parent-style-name="Standard" style:master-page-name="Standard">
      <style:paragraph-properties fo:margin-top="0in" fo:margin-bottom="0in" loext:contextual-spacing="false" style:page-number="1"/>
    </style:style>
    <style:style style:name="T1" style:family="text">
      <style:text-properties fo:font-weight="bold" style:font-weight-asian="bold"/>
    </style:style>
    <style:style style:name="T2" style:family="text">
      <style:text-properties fo:font-weight="bold" style:font-weight-asian="bold" fo:background-color="#ffffff"/>
    </style:style>
    <style:style style:name="T3" style:family="text">
      <style:text-properties fo:background-color="#ffffff"/>
    </style:style>
    <style:style style:name="T4" style:family="text">
      <style:text-properties fo:font-size="8pt" style:font-size-asian="8pt" style:font-size-complex="8pt" fo:background-color="#ffffff"/>
    </style:style>
    <style:style style:name="T5" style:family="text">
      <style:text-properties fo:color="#1155cc" fo:font-size="8pt" style:text-underline-style="solid" style:text-underline-width="auto" style:text-underline-color="font-color" style:font-size-asian="8pt" style:font-size-complex="8pt"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Od zawsze uwielbiałam kolory. To było całkiem naturalne, że z czasem moja miłość do nich przelała się na kredki. Z tego powodu długo broniłam się przed używaniem ołówków. Prace nimi miały dla mnie zbyt mało życia, były zbyt jednolite i do tego tak okropnie szare... Zupełnie nie potrafiłam uzyskać z ich pomocą efektów, które przykuwały uwagę do moich kredkowych prac. Ostatecznie do tego medium przekonał mnie Magpie, który od zawsze był dla mnie inspiracją w używaniu tej techniki. Więc dlatego w dzisiejszej recenzji ponownie sięgnę po przybory od Koh-i-noor Hardtmuth.</text:p>
      <text:p text:style-name="P1"/>
      <text:p text:style-name="P1"><text:span text:style-name="T1">Koh-i-noor i ołówki artystyczne</text:span><text:line-break/>O tej firmie pisałam całkiem sporo ostatnio przy okazji recenzji kredek Polycolor. Dziś chciałabym przyjrzeć się dwóm seriom ich ołówków, dedykowanych do pracy artystycznej. Mianowicie z jednej strony mamy słynne 1500, którymi zwykle rysuje Magpie, z drugiej moje pierwsze “poważne” - z serii 1900. <text:s/>Przyrządy te znacznie różnią się od swoich biurowych kolegów (np. z serii 1860) pod względem rozprowadzania grafitu na powierzchni kartki i nasycenia szarości. Te szkolne mają zwykle jedną twardość i nie dają zbyt wielu możliwości rozcierania czy tworzenia gładkich przejść tonalnych w rysunku, a jeśli już- to jest to na pewno trudniejsze. Obrazek tworzony z ich pomocą często wychodzi płaski. Ołówek jako narzędzie uniwersalne, niczym mikroorganizmy przenika przez wszelaką tematykę prac i nadaje się do każdej stylistyki. W przypadku kucyków niweluje problem nieposiadania odpowiedniego koloru do stworzenia konkretnego kopytnego.To prawie jak magia! Są zdecydowanie jednymi z podstawowych mediów w asortymencie każdego artysty, a te z firmy Koh-i-noor Hardtmuth świetnie się w tej roli odnajdują.</text:p>
      <text:p text:style-name="P1"/>
      <text:p text:style-name="P1"><text:span text:style-name="T2">Koh-i-noor Toison d'or 1900</text:span></text:p>
      <text:p text:style-name="P1"><text:span text:style-name="T3">Mam z nimi styczność, podobnie jak z kredkami tej firmy, od jakichś sześciu lat. Jest to do tej pory mój jedyny profesjonalny komplet tych przyborów. Toison d’or są po prostu tak wygodne, że nigdy nawet nie myślałam, że potrzebuję jakichś innych ołówków. Z drugiej strony, może to kwestia tego, że raczej wolę tworzyć bardziej kolorowe rysunki.</text:span></text:p>
      <text:p text:style-name="P2"/>
      <text:p text:style-name="P1"><text:span text:style-name="T3">Uwaga, teraz będzie trochę suchych faktów i cyferek, czyli to, co Twilight lubi najbardziej.</text:span></text:p>
      <text:p text:style-name="P1"><text:span text:style-name="T3">Seria 1900 dzieli się na 1902 (takie z martwą naturą na kasetce), które są bardziej uniwersalne w użytkowaniu i 1912 ( te ze szkicem psa) z gradacją twardości bardziej przystosowaną do szkicu artystycznego (Sweetie Belle informuje: gradacja to następstwo według stopnia nasilenia). 1902 dostępne są w zestawach po 12 sztuk w twardościach od 10H do 8B, gdzie wzrost miękkości grafitu następuje parzyście (10H, 8H, 6H, itd.). 1912, czyli te, które sama posiadam, mają grafit od 2H do 8B, gdzie jego miękkość rośnie tradycyjnie, po kolei. Oba warianty posiadają metalowe opakowanie i zawierają w sobie ołówki F i HB. Prócz tego, można je również nabywać na sztuki, a jej cena to ok.1,50 zł. </text:span></text:p>
      <text:p text:style-name="P2"/>
      <text:p text:style-name="P1"><text:span text:style-name="T3">Wygląd naszego rysującego drewienka jest całkiem prosty, ale bardzo elegancki. Zrobiony jest z drewna cedrowego pokrytego kilkoma warstwami czarnego lakieru, który według oficjalnej strony ma wspomagać odporność grafitu na łamanie podczas temperowania. Faktycznie, w przypadku tych ołówków nie zauważyłam zbytnich problemów z pęknięciami podczas ostrzenia, choć wyjątkiem jest 8B, którego zwyczajnie nie powinno się zbyt mocno strugać, bo jego grafit jest na to zbyt miękki i niezbyt lubi formę szpicu.</text:span></text:p>
      <text:p text:style-name="P2"/>
      <text:p text:style-name="P1"><text:span text:style-name="T3">Napisy charakterystycznie dla wyrobów tej firmy są złote i informują nas o nazwie, numerze serii, producencie oraz twardości wnętrza ołówka. Ten ostatni znajduje się na paseczku w kolorze kości słoniowej i oddzielony jest od czarnej zaokrąglonej końcówki złotym prążkiem. Kształt jest klasyczny, sześciokątny z nieco zaokrąglonymi krawędziami. To wszystko sprawia, że dobrze i pewnie leżą w dłoni podczas użytkowania. One również posiadają lekko żywiczny zapach, lecz dużo słabiej wyczuwalny niż w przypadku Polycolorów (chyba, że wkładacie sobie ołówek prawie do nosa, by poczuć jego zapach, jak ja. Nie róbcie tego, to niebezpieczne. Żeby nie było, że nie ostrzegałam). </text:span></text:p>
      <text:p text:style-name="P2"/>
      <text:p text:style-name="P1"><text:span text:style-name="T3">Jeśli chodzi o serce Toison d'or, producent zapewnia, że jest ono “najwyższej czystości”. W moim zestawie faktycznie zdarzyło się tak, że nie miałam żadnego problemu ze skrobaniem ołówka po powierzchni kartki. Grafit niezależnie od twardości ścierał się gładko i bez żadnych niepożądanych wypadków. Niestety, z ołówkami, które kupiłam na sztuki nie było już tak różowo. Kilka z nich po naostrzeniu zaczynało drapać używany w danej chwili papier, wydając przy tym nieprzyjemne skrzeki. Jakby to robiła kura pazurem. Ślad po takim zjawisku było też dużo trudniej wygumkować. Ogółem są to media raczej łatwo wymazywalne i nawet zwykła gumka powinna sobie z nimi poradzić.<text:line-break/><text:line-break/></text:span><text:span text:style-name="T2">Koh-i-noor 1500</text:span></text:p>
      <text:p text:style-name="P1"><text:span text:style-name="T3">Z tymi ołówkami do czynienia mam od niedawna, ale zawsze ciekawiło mnie, czym tak właściwie różnią się od swoich nieco młodszych przyjaciół. <text:line-break/>Seria 1500 również występuje od 10H do 8B, ale posiada ciut większy wybór zestawów po 12 sztuk oraz jeden po 24 sztuki. Ten ostatni łączy wszystkie pozostałe komplety w całość. TECHNIC 1502/I w gradacji 10H-HB, ART 1502/II - 2H-8B i GRAPHIC 1502/III - 5H-5B oraz 1512 - 2H-8B, które od ART różnią się wyłącznie lakierem, w przypadku 1512 będącym przezroczystym. Prócz wymienionych kompletów udało mi się znaleźć jeszcze kilka, ale chyba oszczędzę wam tych cyferek, misiaczki. Tu też możliwy jest zakup na sztuki i cena jest zbliżona do serii 1900. </text:span></text:p>
      <text:p text:style-name="P2"/>
      <text:p text:style-name="P1"><text:span text:style-name="T3">Ich wygląd różni się nieco od Toison d'or, bo przede wszystkim mają ciemnożółty lakier, a numer twardości grafitu znajduje się na brązowym pasku oddzielonym od podstawowego koloru białym prążkiem. Ich zaokrąglona końcówka jest dodatkowo zafarbowana na złoto, co dodaje kredce uroku. Wizualnie są nieco przyjemniejsze dla oka, a to za sprawą wykorzystania ciepłych barw w porównaniu do wytwornych czarno-białych 1900. Gdybym miała je porównywać do kucyków, Toison d'or byłyby jak Rarity, a 1500 jak AJ.</text:span></text:p>
      <text:p text:style-name="P2"/>
      <text:p text:style-name="P1"><text:span text:style-name="T3">W ich przypadku producent również zapewnia najwyższą czystość wnętrza ołówka. Nie miałam z nimi zbyt długiej styczności, ale z tego, co zdążyłam zaobserwować, w bardzo pomieszanym i kilkukrotnie uzupełnianym komplecie Magpie’a rzadziej zdarzało się, by któraś sztuka skrobała mi kartki. Grafit rozprowadzał się gładko i płynnie. Miałam wrażenie, że nawet nieco łatwiej niż w moich cedrowych pięknościach. Praca nimi była bardzo przyjemna. Przyrząd dobrze leżał w dłoni i współpracował wdzięcznie, aż do ostatniej kreski. </text:span></text:p>
      <text:p text:style-name="P2"/>
      <text:p text:style-name="P1"><text:span text:style-name="T2">Niby inne, a jednak podobne</text:span></text:p>
      <text:p text:style-name="P1"><text:span text:style-name="T3">Oba modele nie różnią się zbytnio od siebie pod względem pracy na papierze. Ołówki w obu przypadkach łatwo się rozprowadzają, wymazują i tworzą bardzo ładne przejścia tonalne. Grafit ciut pyli, ale efekt szarych plam można zniwelować podkładaniem skrawka czystej kartki pod dłoń i nakładaniem warstw od lewej do prawej, jeśli jest się praworęcznym lub odwrotnie w przypadku używania tej drugiej ręki. Ja sama po pracy z tym medium zawsze mam cały szary bok dłoni. Mam wrażenie, że serce przyborów z serii 1500 jest nieco miększe, mimo że ślad pozostawiany przez oba modele jest bardzo zbliżony. Jedynym mankamentem, który szczerze mi przeszkadza, jest to nieszczęsne skrobanie. Całe szczęście, że nie wszystkie sztuki robią tak straszne rzeczy i w większości są grzeczne.</text:span></text:p>
      <text:p text:style-name="P1"><text:span text:style-name="T3">Osobiście jestem bardzo przywiązana do wyrobów tej firmy poprzez sentyment i także przez niego polecam te ołówki każdemu, kto lubi bawić się odcieniami szarości, tworząc szkice. Praca z grafitem jest bardzo dobrym ćwiczeniem w nauce cieniowania, ponieważ technika ta głównie opiera się na odwzorowaniu światłocieniu i kolorów za pomocą wyłącznie jednego koloru, który na skończonej pracy ślicznie odbija światło, nadając obrazkowi niepowtarzalności i ducha. Z czystym sumieniem mogę powiedzieć, że obie serie są dobrej jakości i powinny spełnić wymagania zarówno świeżych entuzjastów, jak i osób, które są już bardziej wtajemniczone w sekretny świat używania węgla. </text:span></text:p>
      <text:p text:style-name="P2"/>
      <text:p text:style-name="P1"><text:soft-page-break/><text:span text:style-name="T2">Niby oczywiste, ale…<text:line-break/></text:span><text:span text:style-name="T3">Jeśli już zainwestowaliście w nowy, śliczny zestaw grafitów w drewnie, postarajcie się podczas tworzenia rozruszać większą ich liczbę. Zaczynając od twardych zostawiających jasne ślady, nakładając warstwy stopniowo sięgajcie po coraz miększe. W ten sposób obrazek nabierze kształtów, przestanie być tylko płaską plątaniną kresek. Używanie przyborów o różnej gradacji pozwoli wam również zwiększyć kontrast, co jest naprawdę trudnym zadaniem, gdy ma się do dyspozycji tylko jeden ołówek. Bawcie się też z naciskiem, sposobem stawiania kresek, stopniem naostrzenia danej kredki, bo przecież, jak głosi przysłowie, Pinkie tkwi w szczegółach.</text:span></text:p>
      <text:p text:style-name="P2"/>
      <text:p text:style-name="P1"><text:span text:style-name="T2">Wsiadł do autobusu człowiek z liściem na głowie.</text:span></text:p>
      <text:p text:style-name="P1"><text:span text:style-name="T3">Mam wrażenie, że ta recenzja jest ciut zbyt szara i przesycona liczbami, więc postanowiłam na koniec podzielić się z wami ciekawym oraz prostym pomysłem na stworzenie pracy, która przyciąga spojrzenia. Poznałam go w październiku na krakowskim meecie, podczas konkursu plastycznego organizowanego przez grupę D’N’A pt. “Kucyki z liści”. Jak się już pewnie domyślacie, głównym składnikiem tej artystycznej potrawy jest właśnie dodanie tych kolorowych części rośliny, które aktualnie masowo spadają z drzew, do naszego obrazka. Można to zrobić w sposób dowolny: stworzyć z nich kreację dla naszego puca, użyć ich do wyklejanki, namalować coś na nich lub nawet wyszyć, rozprowadzać na nich farbę i używać jak stempla- możliwości jest naprawdę sporo. Mamy jesień i nasze medium dosłownie zalega na chodniku, więc to spora zaleta (uwaga, powtórzę: jest za darmo). Dodatkowo samo tworzenie pracy z liści jest świetną zabawą i polecam ją gorąco każdemu, kto zapadł na ciężką chorobę cywilizacyjną nazwaną przez naszych zagranicznych towarzyszy jako artblock. Przez chwilę można się poczuć jak przedszkolak, wymazać całe dłonie klejem i dać się pochłonąć procesowi tworzenia! Świetna rzecz, naprawdę, nie zmyślam.</text:span></text:p>
      <text:p text:style-name="P2"/>
      <text:p text:style-name="P1"><text:span text:style-name="T4">Baner jak zwykle: <text:line-break/></text:span><text:a xlink:type="simple" xlink:href="https://sta.sh/02d8wp52m5fk" text:style-name="Internet_20_link" text:visited-style-name="Visited_20_Internet_20_Link"><text:span text:style-name="T5">https://sta.sh/02d8wp52m5fk</text:span></text:a><text:span text:style-name="T4"><text:line-break/><text:line-break/>I wybrane ryski, które są opcjonalne: <text:line-break/></text:span><text:a xlink:type="simple" xlink:href="http://fav.me/db9qz6g" text:style-name="Internet_20_link" text:visited-style-name="Visited_20_Internet_20_Link"><text:span text:style-name="T5">http://fav.me/db9qz6g</text:span></text:a><text:span text:style-name="T4"><text:line-break/></text:span><text:a xlink:type="simple" xlink:href="http://fav.me/da8ci5k" text:style-name="Internet_20_link" text:visited-style-name="Visited_20_Internet_20_Link"><text:span text:style-name="T5">http://fav.me/da8ci5k</text:span></text:a><text:span text:style-name="T4"> </text:span></text:p>
      <text:p text:style-name="P1"><text:a xlink:type="simple" xlink:href="http://fav.me/d9bnwkk" text:style-name="Internet_20_link" text:visited-style-name="Visited_20_Internet_20_Link"><text:span text:style-name="T5">http://fav.me/d9bnwkk</text:span></text:a><text:span text:style-name="T4"> </text:span></text:p>
      <text:p text:style-name="P1"><text:a xlink:type="simple" xlink:href="http://fav.me/d9e6wf4" text:style-name="Internet_20_link" text:visited-style-name="Visited_20_Internet_20_Link"><text:span text:style-name="T5">http://fav.me/d9e6wf4</text:span></text:a><text:span text:style-name="T4"> </text:span></text:p>
      <text:p text:style-name="P1"><text:a xlink:type="simple" xlink:href="http://fav.me/d8x5ezx" text:style-name="Internet_20_link" text:visited-style-name="Visited_20_Internet_20_Link"><text:span text:style-name="T5">http://fav.me/d8x5ezx</text:span></text:a><text:span text:style-name="T4"> </text:span></text:p>
      <text:p text:style-name="P1"><text:a xlink:type="simple" xlink:href="http://fav.me/d8xnvz4" text:style-name="Internet_20_link" text:visited-style-name="Visited_20_Internet_20_Link"><text:span text:style-name="T5">http://fav.me/d8xnvz4</text:span></text:a><text:span text:style-name="T4"> </text:span></text:p>
      <text:p text:style-name="P1"><text:a xlink:type="simple" xlink:href="http://fav.me/d8xa9xq" text:style-name="Internet_20_link" text:visited-style-name="Visited_20_Internet_20_Link"><text:span text:style-name="T5">http://fav.me/d8xa9xq</text:span></text:a><text:span text:style-name="T4"> albo w wersji bez koloru </text:span><text:a xlink:type="simple" xlink:href="http://fav.me/d8j1yrb" text:style-name="Internet_20_link" text:visited-style-name="Visited_20_Internet_20_Link"><text:span text:style-name="T5">http://fav.me/d8j1yrb</text:span></text:a><text:span text:style-name="T4"> </text:span></text:p>
      <text:p text:style-name="P1"><text:span text:style-name="T4">I tu będzie jeszcze jeden rysek, który koniecznie chciałabym by się znalazł, bo to zestawienie pracy ołówkami 1500 i 1900, może trochę ciężkie do porównania, bo jednen rysunek robił Magpie, ale wygląda ok <text:line-break/></text:span><text:a xlink:type="simple" xlink:href="http://fav.me/dbtbu02" text:style-name="Internet_20_link" text:visited-style-name="Visited_20_Internet_20_Link"><text:span text:style-name="T5">http://fav.me/dbtbu02</text:span></text:a><text:span text:style-name="T4"> <text:line-break/><text:line-break/>I jeszcze można dać skalę gradacji tych ołówków, którą udostępnia na swojej oficjalnej stronie Koh-i-noor, niestety nie mogłam zrobić swojej, bo nie mam wszystkich…<text:line-break/></text:span><text:a xlink:type="simple" xlink:href="http://www.koh-i-noor.pl/img/2b2d0d6b_large.jpg" text:style-name="Internet_20_link" text:visited-style-name="Visited_20_Internet_20_Link"><text:span text:style-name="T5">http://www.koh-i-noor.pl/img/2b2d0d6b_large.jpg</text:span></text:a><text:span text:style-name="T4"> </text:span></text:p>
      <text:p text:style-name="P3"/>
      <text:p text:style-name="P1"><text:span text:style-name="T4">No i kucyk z liści: <text:line-break/></text:span><text:a xlink:type="simple" xlink:href="http://fav.me/dbql7s8" text:style-name="Internet_20_link" text:visited-style-name="Visited_20_Internet_20_Link"><text:span text:style-name="T5">http://fav.me/dbql7s8</text:span></text:a><text:span text:style-name="T4">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26" meta:word-count="1554" meta:character-count="10575" meta:non-whitespace-character-count="9024"/>
    <meta:generator>LibreOfficeDev/5.1.0.3$Linux_X86_64 LibreOffice_project/</meta:generator>
  </office:meta>
</office:document-meta>
</file>